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3" style:family="table-cell" style:parent-style-name="Default" style:data-style-name="N33"/>
    <style:style style:name="ce2" style:family="table-cell" style:parent-style-name="Default" style:data-style-name="N3"/>
    <style:style style:name="ce4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Ev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2];1;[.C$2:.C2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3];1;[.C$2:.C3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4];1;[.C$2:.C4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5];1;[.C$2:.C5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6];1;[.C$2:.C6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7];1;[.C$2:.C7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8];1;[.C$2:.C8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$1:.A$1048576];1;[.C$1:.C$1048576])-SUMIF([.A$2:.A9];1;[.C$2:.C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10];1;[.C$2:.C10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11];1;[.C$2:.C11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12];1;[.C$2:.C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1;[.C$1:.C$1048576])-SUMIF([.A$2:.A13];1;[.C$2:.C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/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$1:.A$1048576];1;[.C$1:.C$1048576])-SUMIF([.A$2:.A14];1;[.C$2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15];2;[.C$15:.C1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16];2;[.C$15:.C16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$1:.A$1048576];2;[.C$1:.C$1048576])-SUMIF([.A$15:.A17];2;[.C$15:.C17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/0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$1:.A$1048576];2;[.C$1:.C$1048576])-SUMIF([.A$15:.A18];2;[.C$15:.C18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19];2;[.C$15:.C1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0];2;[.C$15:.C2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1];2;[.C$15:.C21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0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2];2;[.C$15:.C22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6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3];2;[.C$15:.C23]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4];2;[.C$15:.C2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5];2;[.C$15:.C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0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2;[.C$1:.C$1048576])-SUMIF([.A$15:.A26];2;[.C$15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6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27];3;[.C$27:.C27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28];3;[.C$27:.C28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29];3;[.C$27:.C2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/0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0];3;[.C$27:.C30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/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$1:.A$1048576];3;[.C$1:.C$1048576])-SUMIF([.A$27:.A31];3;[.C$27:.C3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IF([.A$1:.A$1048576];3;[.C$1:.C$1048576])-SUMIF([.A$27:.A32];3;[.C$27:.C32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3];3;[.C$27:.C3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/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4];3;[.C$27:.C3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/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IF([.A$1:.A$1048576];3;[.C$1:.C$1048576])-SUMIF([.A$27:.A35];3;[.C$27:.C35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6];3;[.C$27:.C3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7];3;[.C$27:.C37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8];3;[.C$27:.C38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39];3;[.C$27:.C3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5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40];3;[.C$27:.C4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IF([.A$1:.A$1048576];3;[.C$1:.C$1048576])-SUMIF([.A$27:.A41];3;[.C$27:.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IF([.A$1:.A$1048576];3;[.C$1:.C$1048576])-SUMIF([.A$27:.A42];3;[.C$27:.C42])" office:value-type="float" office:value="0" calcext:value-type="float">
            <text:p>0</text:p>
          </table:table-cell>
          <table:table-cell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37" calcext:value-type="float">
            <text:p>37</text:p>
          </table:table-cell>
          <table:table-cell table:formula="of:=SUMIFS([$semana.C2:$semana.C42];[$semana.A2:$semana.A42];1;[$semana.E2:$semana.E42];&quot;&lt;&gt;&quot;)" office:value-type="float" office:value="0" calcext:value-type="float">
            <text:p>0</text:p>
          </table:table-cell>
          <table:table-cell table:formula="of:=[.C2]/[.B2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30" calcext:value-type="float">
            <text:p>3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[.C3]/[.B3]" office:value-type="percentage" office:value="0" calcext:value-type="percentage">
            <text:p>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40" calcext:value-type="float">
            <text:p>40</text:p>
          </table:table-cell>
          <table:table-cell table:formula="of:=SUMIFS([$semana.C2:$semana.C42];[$semana.A2:$semana.A42];3;[$semana.E2:$semana.E42];&quot;&lt;&gt;&quot;)" office:value-type="float" office:value="0" calcext:value-type="float">
            <text:p>0</text:p>
          </table:table-cell>
          <table:table-cell table:formula="of:=[.C4]/[.B4]" office:value-type="percentage" office:value="0" calcext:value-type="percentage">
            <text:p>0 %</text:p>
          </table:table-cell>
        </table:table-row>
      </table:table>
      <table:table table:name="trimestre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rimestre</text:p>
          </table:table-cell>
          <table:table-cell office:value-type="string" calcext:value-type="string">
            <text:p>Unidad didáct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3-07-17T16:04:08.171126550</dc:date>
    <meta:editing-duration>PT34M19S</meta:editing-duration>
    <meta:editing-cycles>14</meta:editing-cycles>
    <meta:generator>LibreOffice/7.3.7.2$Linux_X86_64 LibreOffice_project/30$Build-2</meta:generator>
    <meta:document-statistic meta:table-count="3" meta:cell-count="187" meta:object-count="0"/>
  </office:meta>
</office:document-meta>
</file>